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er.gatherSubjects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4">
            <text:p text:style-name="Table_20_Contents">44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Threader.buildContainer( Threadable threadabl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Threader.pruneEmptyContainers( ThreadContainer par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hreadContainer.flush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hreader.findRoot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hreadContainer.findChild( ThreadContainer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eader.thread( Threadable [ ] messag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hreadContainer.reverseChildr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